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28cm" loext:contextual-spacing="false" fo:line-height="108%" fo:text-align="center" style:justify-single-word="false" style:page-number="1"/>
    </style:style>
    <style:style style:name="P2" style:family="paragraph" style:parent-style-name="Standard">
      <style:paragraph-properties fo:margin-top="0.494cm" fo:margin-bottom="0.28cm" loext:contextual-spacing="false" fo:line-height="108%" fo:text-align="center" style:justify-single-word="false"/>
    </style:style>
    <style:style style:name="P3" style:family="paragraph" style:parent-style-name="Standard">
      <style:paragraph-properties fo:margin-top="0.494cm" fo:margin-bottom="0.423cm" loext:contextual-spacing="false" fo:line-height="108%"/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margin-top="0.494cm" fo:margin-bottom="0cm" loext:contextual-spacing="false" fo:line-height="100%"/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margin-top="0.494cm" fo:margin-bottom="0cm" loext:contextual-spacing="false" fo:line-height="100%" fo:text-align="center" style:justify-single-word="false"/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margin-top="0.494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.494cm" fo:margin-bottom="0cm" loext:contextual-spacing="false" fo:line-height="100%" fo:text-align="end" style:justify-single-word="false"/>
    </style:style>
    <style:style style:name="P8" style:family="paragraph" style:parent-style-name="Standard">
      <style:paragraph-properties fo:margin-top="0.494cm" fo:margin-bottom="0cm" loext:contextual-spacing="false" fo:line-height="100%" fo:text-align="center" style:justify-single-word="false"/>
    </style:style>
    <style:style style:name="P9" style:family="paragraph" style:parent-style-name="Standard">
      <style:paragraph-properties fo:margin-left="9.991cm" fo:margin-right="0cm" fo:margin-top="0.494cm" fo:margin-bottom="0cm" loext:contextual-spacing="false" fo:line-height="100%" fo:text-indent="1.249cm" style:auto-text-indent="false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paragraph-properties fo:margin-left="0.3cm" fo:margin-right="0.3cm" fo:margin-top="0.353cm" fo:margin-bottom="0.212cm" loext:contextual-spacing="false" fo:text-align="center" style:justify-single-word="false" fo:keep-together="always" fo:text-indent="0cm" style:auto-text-indent="false" fo:keep-with-next="always"/>
    </style:style>
    <style:style style:name="P11" style:family="paragraph" style:parent-style-name="Standard">
      <style:paragraph-properties fo:margin-left="0.3cm" fo:margin-right="0.3cm" fo:margin-top="0.353cm" fo:margin-bottom="0.212cm" loext:contextual-spacing="false" fo:keep-together="always" fo:text-indent="0cm" style:auto-text-indent="false" fo:keep-with-next="always"/>
    </style:style>
    <style:style style:name="P12" style:family="paragraph" style:parent-style-name="Standard">
      <style:paragraph-properties fo:margin-left="0.3cm" fo:margin-right="0.3cm" fo:margin-top="0cm" fo:margin-bottom="0.353cm" loext:contextual-spacing="false" fo:text-indent="1cm" style:auto-text-indent="false"/>
    </style:style>
    <style:style style:name="P13" style:family="paragraph" style:parent-style-name="Standard">
      <style:paragraph-properties fo:margin-left="0.3cm" fo:margin-right="0.3cm" fo:margin-top="0cm" fo:margin-bottom="0.353cm" loext:contextual-spacing="false" fo:text-indent="1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left="0.499cm" fo:margin-right="0.3cm" fo:margin-top="0cm" fo:margin-bottom="0.353cm" loext:contextual-spacing="false" fo:text-align="center" style:justify-single-word="false" fo:text-indent="0cm" style:auto-text-indent="false"/>
    </style:style>
    <style:style style:name="P15" style:family="paragraph" style:parent-style-name="Standard">
      <style:paragraph-properties fo:margin-left="0cm" fo:margin-right="0.3cm" fo:margin-top="0.353cm" fo:margin-bottom="0.212cm" loext:contextual-spacing="false" fo:keep-together="always" fo:text-indent="0cm" style:auto-text-indent="false" fo:keep-with-next="always"/>
    </style:style>
    <style:style style:name="P16" style:family="paragraph" style:parent-style-name="Standard">
      <style:paragraph-properties fo:margin-left="0cm" fo:margin-right="0.3cm" fo:margin-top="0.353cm" fo:margin-bottom="0.212cm" loext:contextual-spacing="false" fo:keep-together="always" fo:text-indent="0cm" style:auto-text-indent="false" fo:keep-with-next="always"/>
      <style:text-properties style:font-name="Times New Roman" fo:font-size="10.5pt" fo:language="en" fo:country="US" style:font-name-asian="Times New Roman1" style:font-size-asian="10.5pt" style:font-name-complex="Times New Roman1" style:font-size-complex="10.5pt"/>
    </style:style>
    <style:style style:name="P17" style:family="paragraph" style:parent-style-name="Standard">
      <style:paragraph-properties fo:margin-left="0cm" fo:margin-right="0.3cm" fo:margin-top="0.353cm" fo:margin-bottom="0.212cm" loext:contextual-spacing="false" fo:keep-together="always" fo:text-indent="0cm" style:auto-text-indent="false" fo:keep-with-next="always"/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1" style:font-size-complex="16pt"/>
    </style:style>
    <style:style style:name="P18" style:family="paragraph" style:parent-style-name="Standard">
      <style:paragraph-properties fo:margin-left="0cm" fo:margin-right="0.3cm" fo:margin-top="0.353cm" fo:margin-bottom="0.212cm" loext:contextual-spacing="false" fo:keep-together="always" fo:text-indent="0cm" style:auto-text-indent="false" fo:keep-with-next="always"/>
      <style:text-properties fo:font-weight="bold" officeooo:rsid="0002e855" officeooo:paragraph-rsid="0002e855" style:font-weight-asian="bold" style:font-weight-complex="bold"/>
    </style:style>
    <style:style style:name="P19" style:family="paragraph" style:parent-style-name="Standard">
      <style:paragraph-properties fo:margin-left="0cm" fo:margin-right="0.3cm" fo:margin-top="0.353cm" fo:margin-bottom="0.212cm" loext:contextual-spacing="false" fo:text-indent="0cm" style:auto-text-indent="false"/>
    </style:style>
    <style:style style:name="P20" style:family="paragraph" style:parent-style-name="Standard">
      <style:paragraph-properties fo:margin-left="0cm" fo:margin-right="0.3cm" fo:text-indent="0cm" style:auto-text-indent="false"/>
    </style:style>
    <style:style style:name="P21" style:family="paragraph" style:parent-style-name="Standard">
      <style:paragraph-properties fo:margin-left="0cm" fo:margin-right="0.3cm" fo:text-indent="0cm" style:auto-text-indent="false"/>
      <style:text-properties style:font-name="Times New Roman" fo:font-size="12pt" fo:language="en" fo:country="US" style:font-name-asian="Times New Roman1" style:font-size-asian="12pt" style:font-name-complex="Times New Roman1" style:font-size-complex="12pt" style:font-weight-complex="bold"/>
    </style:style>
    <style:style style:name="P22" style:family="paragraph" style:parent-style-name="Standard">
      <style:paragraph-properties fo:margin-left="0.499cm" fo:margin-right="0.3cm" fo:text-indent="1.005cm" style:auto-text-indent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2e855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02e855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1" style:font-size-complex="16pt"/>
    </style:style>
    <style:style style:name="T9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10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2pt" fo:font-weight="bold" officeooo:rsid="0003b82d" style:font-name-asian="Times New Roman1" style:font-size-asian="12pt" style:font-weight-asian="bold" style:font-name-complex="Times New Roman1" style:font-size-complex="12pt"/>
    </style:style>
    <style:style style:name="T13" style:family="text"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 style:font-size-complex="12pt"/>
    </style:style>
    <style:style style:name="T14" style:family="text">
      <style:text-properties style:font-name="Times New Roman" fo:font-size="12pt" fo:language="ru" fo:country="RU" fo:font-weight="bold" officeooo:rsid="0003b82d" style:font-name-asian="Times New Roman1" style:font-size-asian="12pt" style:font-weight-asian="bold" style:font-name-complex="Times New Roman1" style:font-size-complex="12pt"/>
    </style:style>
    <style:style style:name="T15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16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 style:font-weight-complex="bold"/>
    </style:style>
    <style:style style:name="T18" style:family="text">
      <style:text-properties style:font-name="Times New Roman" fo:font-size="12pt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02e855" style:font-size-asian="12pt" style:font-name-complex="Times New Roman1" style:font-size-complex="12pt"/>
    </style:style>
    <style:style style:name="T2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1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22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 style:font-weight-complex="bold"/>
    </style:style>
    <style:style style:name="T23" style:family="text">
      <style:text-properties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T24" style:family="text">
      <style:text-properties style:font-name="Times New Roman" fo:font-size="10.5pt" fo:language="en" fo:country="US" style:font-name-asian="Times New Roman1" style:font-size-asian="10.5pt" style:font-name-complex="Times New Roman1" style:font-size-complex="10.5pt"/>
    </style:style>
    <style:style style:name="T25" style:family="text">
      <style:text-properties style:font-name="Times New Roman" fo:font-size="10.5pt" fo:language="ru" fo:country="RU" style:font-name-asian="Times New Roman1" style:font-size-asian="10.5pt" style:font-name-complex="Times New Roman1" style:font-size-complex="10.5pt"/>
    </style:style>
    <style:style style:name="T26" style:family="text">
      <style:text-properties fo:color="#ff0000" style:font-name="Times New Roman" fo:font-size="12pt" fo:language="ru" fo:country="RU" fo:font-weight="bold" style:font-name-asian="Times New Roman1" style:font-size-asian="12pt" style:font-weight-asian="bold" style:font-name-complex="Times New Roman1" style:font-size-complex="12pt"/>
    </style:style>
    <style:style style:name="T27" style:family="text">
      <style:text-properties fo:language="ru" fo:country="RU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03b8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осковский Авиационный Институт</text:span></text:p>
      <text:p text:style-name="P2"><text:span text:style-name="T1">(Национальный Исследовательский Университет)</text:span></text:p>
      <text:p text:style-name="P2"><text:span text:style-name="T1">Институт №8 “Компьютерные науки и прикладная математика”</text:span></text:p>
      <text:p text:style-name="P2"><text:span text:style-name="T1">Кафедра №806 “Вычислительная математика и программирование”</text:span></text:p>
      <text:p text:style-name="P3"/>
      <text:p text:style-name="P3"/>
      <text:p text:style-name="P2"><text:span text:style-name="T8">Курсовой проект</text:span><text:span text:style-name="T9"> по курсу</text:span></text:p>
      <text:p text:style-name="P2"><text:span text:style-name="T9">«Операционные системы»</text:span></text:p>
      <text:p text:style-name="P5"/>
      <text:p text:style-name="P5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7"><text:span text:style-name="T1">Группа: М8О-206Б-22</text:span></text:p>
      <text:p text:style-name="P7"><text:span text:style-name="T1">Студент: </text:span><text:span text:style-name="T2">Мошенский</text:span><text:span text:style-name="T3"> </text:span><text:span text:style-name="T4">А</text:span><text:span text:style-name="T3">.А.</text:span></text:p>
      <text:p text:style-name="P7"><text:span text:style-name="T1">Преподаватель: Миронов Е.С.</text:span></text:p>
      <text:p text:style-name="P7"><text:span text:style-name="T1">Оценка: ____________________ </text:span></text:p>
      <text:p text:style-name="P7"><text:span text:style-name="T1">Дата: </text:span><text:span text:style-name="T3">28</text:span><text:span text:style-name="T1">.1</text:span><text:span text:style-name="T3">2</text:span><text:span text:style-name="T1">.2023</text:span></text:p>
      <text:p text:style-name="P8"><text:span text:style-name="T1">Москва, 2023</text:span></text:p>
      <text:p text:style-name="P6"><text:soft-page-break/></text:p>
      <text:p text:style-name="P10"><text:span text:style-name="T9">Постановка задачи</text:span></text:p>
      <text:p text:style-name="P12"><text:span text:style-name="T11">Вариант </text:span><text:span text:style-name="T12">3</text:span><text:span text:style-name="T13"> на </text:span><text:span text:style-name="T14">оценку</text:span><text:span text:style-name="T13"> 3</text:span><text:span text:style-name="T11">.</text:span></text:p>
      <text:p text:style-name="No_20_Spacing"><text:span text:style-name="T18">На языке C\C++ написать программу, которая:</text:span></text:p>
      <text:p text:style-name="No_20_Spacing"><text:span text:style-name="T18">По конфигурационному файлу в формате </text:span><text:span text:style-name="T19">xml</text:span><text:span text:style-name="T18"> принимает</text:span><text:span text:style-name="T15"> </text:span><text:span text:style-name="T18">спроектированный DAG джобов и проверяет на корректность:</text:span><text:span text:style-name="T15"> </text:span><text:span text:style-name="T18">отсутствие циклов,</text:span><text:span text:style-name="T15"> </text:span><text:span text:style-name="T18">наличие только одной компоненты связанности,</text:span><text:span text:style-name="T15"> </text:span><text:span text:style-name="T18">наличие стартовых и завершающих</text:span><text:span text:style-name="T15"> </text:span><text:span text:style-name="T18">джоб. Структура описания джоб и их связей произвольная.</text:span></text:p>
      <text:p text:style-name="No_20_Spacing"><text:span text:style-name="T18">При завершении джобы с ошибкой, необходимо прервать выполнение </text:span></text:p>
      <text:p text:style-name="No_20_Spacing"><text:span text:style-name="T18">всего DAG’а и всех запущенных джоб. </text:span></text:p>
      <text:p text:style-name="P13"/>
      <text:p text:style-name="P10"><text:span text:style-name="T8"><text:s text:c="2"/></text:span><text:span text:style-name="T9">Общий метод и алгоритм решения</text:span></text:p>
      <text:p text:style-name="P11"><text:span text:style-name="T20">Программа состоит из нескольких </text:span><text:span text:style-name="T16">частей</text:span><text:span text:style-name="T20">.</text:span><text:span text:style-name="T16"> Сначала по конфигурационному файлу считывается информация. Затем проектируется </text:span><text:span text:style-name="T21">DAG</text:span><text:span text:style-name="T16"> джобов. Потом проходимся по </text:span><text:span text:style-name="T21">DAG</text:span><text:span text:style-name="T16"> и выполняем джобы.</text:span></text:p>
      <text:p text:style-name="P14"><text:span text:style-name="T16"><text:tab/></text:span><text:span text:style-name="T5">Код</text:span><text:span text:style-name="T6"> </text:span><text:span text:style-name="T5">программы</text:span></text:p>
      <text:p text:style-name="P18"><text:span text:style-name="T25">kp.cpp</text:span></text:p>
      <text:p text:style-name="P19"><text:span text:style-name="T25">#include &lt;iostream&gt;</text:span></text:p>
      <text:p text:style-name="P19"><text:span text:style-name="T25">#include &lt;fstream&gt;</text:span></text:p>
      <text:p text:style-name="P19"><text:span text:style-name="T25">#include &lt;sstream&gt;</text:span></text:p>
      <text:p text:style-name="P19"><text:span text:style-name="T25">#include &lt;vector&gt;</text:span></text:p>
      <text:p text:style-name="P19"><text:span text:style-name="T25">#include &lt;map&gt;</text:span></text:p>
      <text:p text:style-name="P19"><text:span text:style-name="T25">#include &lt;queue&gt;</text:span></text:p>
      <text:p text:style-name="P19"><text:span text:style-name="T25">#include &lt;set&gt;</text:span></text:p>
      <text:p text:style-name="P19"><text:span text:style-name="T25">#include &lt;algorithm&gt;</text:span></text:p>
      <text:p text:style-name="P19"><text:span text:style-name="T25">#include &lt;string&gt;</text:span></text:p>
      <text:p text:style-name="P19"><text:span text:style-name="T25"/></text:p>
      <text:p text:style-name="P19"><text:span text:style-name="T25">using namespace std;</text:span></text:p>
      <text:p text:style-name="P19"><text:span text:style-name="T25"/></text:p>
      <text:p text:style-name="P19"><text:span text:style-name="T25">struct Node {</text:span></text:p>
      <text:p text:style-name="P19"><text:span text:style-name="T25"><text:s text:c="4"/>vector&lt;int&gt; heirs;</text:span></text:p>
      <text:p text:style-name="P19"><text:span text:style-name="T25"><text:s text:c="4"/>bool busy = false;</text:span></text:p>
      <text:p text:style-name="P19"><text:soft-page-break/><text:span text:style-name="T25"><text:s text:c="4"/>string work = "not job";</text:span></text:p>
      <text:p text:style-name="P19"><text:span text:style-name="T25">};</text:span></text:p>
      <text:p text:style-name="P19"><text:span text:style-name="T25">typedef int (*FnPtr)();</text:span></text:p>
      <text:p text:style-name="P19"><text:span text:style-name="T25">map&lt;int, Node&gt; graph;</text:span></text:p>
      <text:p text:style-name="P19"><text:span text:style-name="T25">map&lt;string, FnPtr&gt; myF; <text:s/></text:span></text:p>
      <text:p text:style-name="P19"><text:span text:style-name="T25"/></text:p>
      <text:p text:style-name="P19"><text:span text:style-name="T25">bool Cyclic_one(int v, bool visited[], bool in_rec_stack[]) {</text:span></text:p>
      <text:p text:style-name="P19"><text:span text:style-name="T25"><text:s text:c="4"/>if (!visited[v]) {</text:span></text:p>
      <text:p text:style-name="P19"><text:span text:style-name="T25"><text:s text:c="8"/>visited[v] = true;</text:span></text:p>
      <text:p text:style-name="P19"><text:span text:style-name="T25"><text:s text:c="8"/>in_rec_stack[v] = true;</text:span></text:p>
      <text:p text:style-name="P19"><text:span text:style-name="T25"/></text:p>
      <text:p text:style-name="P19"><text:span text:style-name="T25"><text:s text:c="8"/>for (int i = 0; i &lt; graph[v].heirs.size(); i++) {</text:span></text:p>
      <text:p text:style-name="P19"><text:span text:style-name="T25"><text:s text:c="12"/>int n = graph[v].heirs[i];</text:span></text:p>
      <text:p text:style-name="P19"><text:span text:style-name="T25"><text:s text:c="12"/>if (!visited[n] &amp;&amp; Cyclic_one(n, visited, in_rec_stack)) {</text:span></text:p>
      <text:p text:style-name="P19"><text:span text:style-name="T25"><text:s text:c="16"/>return true;</text:span></text:p>
      <text:p text:style-name="P19"><text:span text:style-name="T25"><text:s text:c="12"/>} else if (in_rec_stack[n]) {</text:span></text:p>
      <text:p text:style-name="P19"><text:span text:style-name="T25"><text:s text:c="16"/>return true;</text:span></text:p>
      <text:p text:style-name="P19"><text:span text:style-name="T25"><text:s text:c="12"/>}</text:span></text:p>
      <text:p text:style-name="P19"><text:span text:style-name="T25"><text:s text:c="8"/>}</text:span></text:p>
      <text:p text:style-name="P19"><text:span text:style-name="T25"/></text:p>
      <text:p text:style-name="P19"><text:span text:style-name="T25"><text:s text:c="4"/>}</text:span></text:p>
      <text:p text:style-name="P19"><text:span text:style-name="T25"><text:s text:c="4"/>in_rec_stack[v] = false;</text:span></text:p>
      <text:p text:style-name="P19"><text:span text:style-name="T25"><text:s text:c="4"/>return false;</text:span></text:p>
      <text:p text:style-name="P19"><text:span text:style-name="T25">}</text:span></text:p>
      <text:p text:style-name="P19"><text:span text:style-name="T25"/></text:p>
      <text:p text:style-name="P19"><text:span text:style-name="T25">bool Cyclic() {</text:span></text:p>
      <text:p text:style-name="P19"><text:span text:style-name="T25"><text:s text:c="4"/>bool *visited = new bool[graph.size()];</text:span></text:p>
      <text:p text:style-name="P19"><text:span text:style-name="T25"><text:s text:c="4"/>bool *in_rec_stack = new bool[graph.size()];</text:span></text:p>
      <text:p text:style-name="P19"><text:span text:style-name="T25"><text:s text:c="4"/>for (int i = 0; i &lt; graph.size(); i++) {</text:span></text:p>
      <text:p text:style-name="P19"><text:soft-page-break/><text:span text:style-name="T25"><text:s text:c="8"/>visited[i] = false;</text:span></text:p>
      <text:p text:style-name="P19"><text:span text:style-name="T25"><text:s text:c="8"/>in_rec_stack[i] = false;</text:span></text:p>
      <text:p text:style-name="P19"><text:span text:style-name="T25"><text:s text:c="4"/>}</text:span></text:p>
      <text:p text:style-name="P19"><text:span text:style-name="T25"/></text:p>
      <text:p text:style-name="P19"><text:span text:style-name="T25"><text:s text:c="4"/>for (int i = 0; i &lt; graph.size(); i++) {</text:span></text:p>
      <text:p text:style-name="P19"><text:span text:style-name="T25"><text:s text:c="8"/>if (Cyclic_one(i, visited, in_rec_stack)) {</text:span></text:p>
      <text:p text:style-name="P19"><text:span text:style-name="T25"><text:s text:c="12"/>return true;</text:span></text:p>
      <text:p text:style-name="P19"><text:span text:style-name="T25"><text:s text:c="8"/>}</text:span></text:p>
      <text:p text:style-name="P19"><text:span text:style-name="T25"><text:s text:c="4"/>}</text:span></text:p>
      <text:p text:style-name="P19"><text:span text:style-name="T25"><text:s text:c="4"/>return false;</text:span></text:p>
      <text:p text:style-name="P19"><text:span text:style-name="T25">}</text:span></text:p>
      <text:p text:style-name="P19"><text:span text:style-name="T25"/></text:p>
      <text:p text:style-name="P19"><text:span text:style-name="T25">bool Connected(std::vector&lt;int&gt;&amp; endnods) {</text:span></text:p>
      <text:p text:style-name="P19"><text:span text:style-name="T25"><text:s text:c="4"/>int count_out;</text:span></text:p>
      <text:p text:style-name="P19"><text:span text:style-name="T25"><text:s text:c="4"/>int id_node;</text:span></text:p>
      <text:p text:style-name="P19"><text:span text:style-name="T25"><text:s text:c="4"/>bool found;</text:span></text:p>
      <text:p text:style-name="P19"><text:span text:style-name="T25"><text:s text:c="4"/>for (auto &amp; pair : graph) {</text:span></text:p>
      <text:p text:style-name="P19"><text:span text:style-name="T25"><text:s text:c="8"/>id_node = pair.first; </text:span></text:p>
      <text:p text:style-name="P19"><text:span text:style-name="T25"><text:s text:c="8"/>count_out = pair.second.heirs.size();</text:span></text:p>
      <text:p text:style-name="P19"><text:span text:style-name="T25"><text:s text:c="8"/>found = std::find(endnods.begin(), endnods.end(), id_node) != endnods.end();</text:span></text:p>
      <text:p text:style-name="P19"><text:span text:style-name="T25"><text:s text:c="8"/>if (count_out &gt; 1 &amp;&amp; found == false)</text:span></text:p>
      <text:p text:style-name="P19"><text:span text:style-name="T25"><text:s text:c="12"/>return false;</text:span></text:p>
      <text:p text:style-name="P19"><text:span text:style-name="T25"><text:s text:c="4"/>}</text:span></text:p>
      <text:p text:style-name="P19"><text:span text:style-name="T25"><text:s text:c="4"/>return true;</text:span></text:p>
      <text:p text:style-name="P19"><text:span text:style-name="T25">}</text:span></text:p>
      <text:p text:style-name="P19"><text:span text:style-name="T25"/></text:p>
      <text:p text:style-name="P19"><text:span text:style-name="T25"/></text:p>
      <text:p text:style-name="P19"><text:span text:style-name="T25">int F1() { return 1; }</text:span></text:p>
      <text:p text:style-name="P19"><text:span text:style-name="T25">int F2() { return 22; }</text:span></text:p>
      <text:p text:style-name="P19"><text:soft-page-break/><text:span text:style-name="T25">int F3() { return 333; }</text:span></text:p>
      <text:p text:style-name="P19"><text:span text:style-name="T25">int F4() { </text:span></text:p>
      <text:p text:style-name="P19"><text:span text:style-name="T25"><text:s text:c="4"/>int i; </text:span></text:p>
      <text:p text:style-name="P19"><text:span text:style-name="T25"><text:s text:c="4"/>cout &lt;&lt; "Введите число: "; </text:span></text:p>
      <text:p text:style-name="P19"><text:span text:style-name="T25"><text:s text:c="4"/>cin &gt;&gt; i; </text:span></text:p>
      <text:p text:style-name="P19"><text:span text:style-name="T25"><text:s text:c="4"/>if(i == -1) </text:span></text:p>
      <text:p text:style-name="P19"><text:span text:style-name="T25"><text:s text:c="8"/>return -1; </text:span></text:p>
      <text:p text:style-name="P19"><text:span text:style-name="T25"><text:s text:c="4"/>else </text:span></text:p>
      <text:p text:style-name="P19"><text:span text:style-name="T25"><text:s text:c="8"/>return i;</text:span></text:p>
      <text:p text:style-name="P19"><text:span text:style-name="T25"><text:s text:c="4"/>}</text:span></text:p>
      <text:p text:style-name="P19"><text:span text:style-name="T25">int F5() { return 55; }</text:span></text:p>
      <text:p text:style-name="P19"><text:span text:style-name="T25">int F6() { return 6; }</text:span></text:p>
      <text:p text:style-name="P19"><text:span text:style-name="T25"/></text:p>
      <text:p text:style-name="P19"><text:span text:style-name="T25"/></text:p>
      <text:p text:style-name="P19"><text:span text:style-name="T25">typedef int (*FnPtr)();</text:span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>void all_work(std::vector&lt;int&gt;&amp; startNodes){</text:span></text:p>
      <text:p text:style-name="P19"><text:span text:style-name="T25"><text:s text:c="4"/>queue&lt;int&gt; queue;</text:span></text:p>
      <text:p text:style-name="P19"><text:span text:style-name="T25"><text:s text:c="4"/>int id_work_node, id_work_node_next, size;</text:span></text:p>
      <text:p text:style-name="P19"><text:span text:style-name="T25"><text:s text:c="4"/>Node *work_node;</text:span></text:p>
      <text:p text:style-name="P19"><text:span text:style-name="T25"><text:s text:c="4"/>string work;</text:span></text:p>
      <text:p text:style-name="P19"><text:span text:style-name="T25"><text:s text:c="4"/>Node *next_work_node;</text:span></text:p>
      <text:p text:style-name="P19"><text:span text:style-name="T25"><text:s text:c="4"/>int res;</text:span></text:p>
      <text:p text:style-name="P19"><text:span text:style-name="T25"><text:s text:c="4"/>for (int i = 0; i &lt; startNodes.size(); i++){</text:span></text:p>
      <text:p text:style-name="P19"><text:span text:style-name="T25"><text:s text:c="8"/>queue.push(startNodes[i]);</text:span></text:p>
      <text:p text:style-name="P19"><text:span text:style-name="T25"><text:s text:c="4"/>}</text:span></text:p>
      <text:p text:style-name="P19"><text:span text:style-name="T25"><text:s text:c="8"/>for (int i = 0; i &lt; graph.size() - 1 ; i++){</text:span></text:p>
      <text:p text:style-name="P19"><text:soft-page-break/><text:span text:style-name="T25"><text:s text:c="12"/>id_work_node = queue.front();</text:span></text:p>
      <text:p text:style-name="P19"><text:span text:style-name="T25"><text:s text:c="12"/>cout &lt;&lt; "JOB: " &lt;&lt; id_work_node &lt;&lt; endl;</text:span></text:p>
      <text:p text:style-name="P19"><text:span text:style-name="T25"><text:s text:c="12"/>queue.pop();</text:span></text:p>
      <text:p text:style-name="P19"><text:span text:style-name="T25"><text:s text:c="12"/>work_node = &amp;(graph.find(id_work_node) -&gt; second);</text:span></text:p>
      <text:p text:style-name="P19"><text:span text:style-name="T25"><text:s text:c="12"/>work = work_node-&gt;work;</text:span></text:p>
      <text:p text:style-name="P19"><text:span text:style-name="T25"><text:s text:c="12"/>if(work != "not job"){</text:span></text:p>
      <text:p text:style-name="P19"><text:span text:style-name="T25"><text:s text:c="16"/>res = myF[work]();</text:span></text:p>
      <text:p text:style-name="P19"><text:span text:style-name="T25"><text:s text:c="16"/>if (res == -1){</text:span></text:p>
      <text:p text:style-name="P19"><text:span text:style-name="T25"><text:s text:c="20"/>cout &lt;&lt; "error" &lt;&lt; endl;</text:span></text:p>
      <text:p text:style-name="P19"><text:span text:style-name="T25"><text:s text:c="20"/>break;</text:span></text:p>
      <text:p text:style-name="P19"><text:span text:style-name="T25"><text:s text:c="16"/>}</text:span></text:p>
      <text:p text:style-name="P19"><text:span text:style-name="T25"><text:s text:c="16"/>cout &lt;&lt; res &lt;&lt; endl;</text:span></text:p>
      <text:p text:style-name="P19"><text:span text:style-name="T25"><text:s text:c="12"/>}</text:span></text:p>
      <text:p text:style-name="P19"><text:span text:style-name="T25"><text:s text:c="12"/>else{</text:span></text:p>
      <text:p text:style-name="P19"><text:span text:style-name="T25"><text:s text:c="16"/>cout &lt;&lt; work &lt;&lt; endl;</text:span></text:p>
      <text:p text:style-name="P19"><text:span text:style-name="T25"><text:s text:c="12"/>}</text:span></text:p>
      <text:p text:style-name="P19"><text:span text:style-name="T25"><text:s text:c="12"/>work_node-&gt;busy = true;</text:span></text:p>
      <text:p text:style-name="P19"><text:span text:style-name="T25"><text:s text:c="12"/>size = work_node-&gt;heirs.size();</text:span></text:p>
      <text:p text:style-name="P19"><text:span text:style-name="T25"><text:s text:c="12"/>if(size != 0){</text:span></text:p>
      <text:p text:style-name="P19"><text:span text:style-name="T25"><text:s text:c="16"/>id_work_node_next = work_node-&gt;heirs.front();</text:span></text:p>
      <text:p text:style-name="P19"><text:span text:style-name="T25"><text:s text:c="16"/>next_work_node = &amp;(graph.find(id_work_node_next) -&gt; second);</text:span></text:p>
      <text:p text:style-name="P19"><text:span text:style-name="T25"><text:s text:c="16"/>if(next_work_node-&gt;busy == false){</text:span></text:p>
      <text:p text:style-name="P19"><text:span text:style-name="T25"><text:s text:c="20"/>next_work_node-&gt;busy = true;</text:span></text:p>
      <text:p text:style-name="P19"><text:span text:style-name="T25"><text:s text:c="20"/>queue.push(id_work_node_next);</text:span></text:p>
      <text:p text:style-name="P19"><text:span text:style-name="T25"><text:s text:c="16"/>}</text:span></text:p>
      <text:p text:style-name="P19"><text:span text:style-name="T25"><text:s text:c="12"/>}</text:span></text:p>
      <text:p text:style-name="P19"><text:span text:style-name="T25"><text:s text:c="8"/>}</text:span></text:p>
      <text:p text:style-name="P19"><text:span text:style-name="T25"><text:s text:c="8"/></text:span></text:p>
      <text:p text:style-name="P19"><text:span text:style-name="T25">}</text:span></text:p>
      <text:p text:style-name="P19"><text:soft-page-break/><text:span text:style-name="T25"/></text:p>
      <text:p text:style-name="P19"><text:span text:style-name="T25">int main() {</text:span></text:p>
      <text:p text:style-name="P19"><text:span text:style-name="T25"><text:s text:c="4"/>ifstream configFile("config1.xml");</text:span></text:p>
      <text:p text:style-name="P19"><text:span text:style-name="T25"><text:s text:c="4"/>string line;</text:span></text:p>
      <text:p text:style-name="P19"><text:span text:style-name="T25"><text:s text:c="4"/>vector&lt;int&gt; startNodes;</text:span></text:p>
      <text:p text:style-name="P19"><text:span text:style-name="T25"><text:s text:c="4"/>vector&lt;int&gt; endNodes;</text:span></text:p>
      <text:p text:style-name="P19"><text:span text:style-name="T25"><text:s text:c="4"/>int id;</text:span></text:p>
      <text:p text:style-name="P19"><text:span text:style-name="T25"><text:s text:c="4"/>Node *work_node_now;</text:span></text:p>
      <text:p text:style-name="P19"><text:span text:style-name="T25"><text:s text:c="4"/>myF["F1"] = F1;</text:span></text:p>
      <text:p text:style-name="P19"><text:span text:style-name="T25"><text:s text:c="4"/>myF["F2"] = F2;</text:span></text:p>
      <text:p text:style-name="P19"><text:span text:style-name="T25"><text:s text:c="4"/>myF["F3"] = F3;</text:span></text:p>
      <text:p text:style-name="P19"><text:span text:style-name="T25"><text:s text:c="4"/>myF["F4"] = F4;</text:span></text:p>
      <text:p text:style-name="P19"><text:span text:style-name="T25"><text:s text:c="4"/>myF["F5"] = F5;</text:span></text:p>
      <text:p text:style-name="P19"><text:span text:style-name="T25"><text:s text:c="4"/>myF["F6"] = F6;</text:span></text:p>
      <text:p text:style-name="P19"><text:span text:style-name="T25"><text:s text:c="4"/>while (getline(configFile, line)) {</text:span></text:p>
      <text:p text:style-name="P19"><text:span text:style-name="T25"><text:s text:c="8"/>if (line.find('=') != string::npos) {</text:span></text:p>
      <text:p text:style-name="P19"><text:span text:style-name="T25"><text:s text:c="12"/>istringstream is(line);</text:span></text:p>
      <text:p text:style-name="P19"><text:span text:style-name="T25"><text:s text:c="12"/>string key, value;</text:span></text:p>
      <text:p text:style-name="P19"><text:span text:style-name="T25"><text:s text:c="12"/>if (getline(is, key, '=') &amp;&amp; getline(is, value)) {</text:span></text:p>
      <text:p text:style-name="P19"><text:span text:style-name="T25"><text:s text:c="16"/>if (key == "NODE") {</text:span></text:p>
      <text:p text:style-name="P19"><text:span text:style-name="T25"><text:s text:c="20"/>Node node;</text:span></text:p>
      <text:p text:style-name="P19"><text:span text:style-name="T25"><text:s text:c="20"/>id = stoi(value);</text:span></text:p>
      <text:p text:style-name="P19"><text:span text:style-name="T25"><text:s text:c="20"/>graph[stoi(value)] = node;</text:span></text:p>
      <text:p text:style-name="P19"><text:span text:style-name="T25"><text:s text:c="16"/>} else if (key == "CONNECTION") {</text:span></text:p>
      <text:p text:style-name="P19"><text:span text:style-name="T25"><text:s text:c="20"/>int from, to;</text:span></text:p>
      <text:p text:style-name="P19"><text:span text:style-name="T25"><text:s text:c="20"/>istringstream(value) &gt;&gt; from &gt;&gt; to;</text:span></text:p>
      <text:p text:style-name="P19"><text:span text:style-name="T25"><text:s text:c="20"/>graph[from].heirs.push_back(to);</text:span></text:p>
      <text:p text:style-name="P19"><text:span text:style-name="T25"><text:s text:c="16"/>} else if (key == "START_NODE") {</text:span></text:p>
      <text:p text:style-name="P19"><text:span text:style-name="T25"><text:s text:c="20"/>startNodes.push_back(stoi(value));</text:span></text:p>
      <text:p text:style-name="P19"><text:soft-page-break/><text:span text:style-name="T25"><text:s text:c="16"/>} else if (key == "END_NODE") {</text:span></text:p>
      <text:p text:style-name="P19"><text:span text:style-name="T25"><text:s text:c="20"/>endNodes.push_back(stoi(value));</text:span></text:p>
      <text:p text:style-name="P19"><text:span text:style-name="T25"><text:s text:c="16"/>} else if (key == "JOB") {</text:span></text:p>
      <text:p text:style-name="P19"><text:span text:style-name="T25"><text:s text:c="20"/>work_node_now = &amp;(graph.find(id) -&gt; second);</text:span></text:p>
      <text:p text:style-name="P19"><text:span text:style-name="T25"><text:s text:c="20"/>work_node_now-&gt;work = value;</text:span></text:p>
      <text:p text:style-name="P19"><text:span text:style-name="T25"><text:s text:c="16"/>}</text:span></text:p>
      <text:p text:style-name="P19"><text:span text:style-name="T25"><text:s text:c="12"/>}</text:span></text:p>
      <text:p text:style-name="P19"><text:span text:style-name="T25"><text:s text:c="8"/>}</text:span></text:p>
      <text:p text:style-name="P19"><text:span text:style-name="T25"><text:s text:c="4"/>}</text:span></text:p>
      <text:p text:style-name="P19"><text:span text:style-name="T25"><text:s text:c="4"/>configFile.close();</text:span></text:p>
      <text:p text:style-name="P19"><text:span text:style-name="T25"><text:s text:c="4"/>if (!Connected(endNodes)) {</text:span></text:p>
      <text:p text:style-name="P19"><text:span text:style-name="T25"><text:s text:c="8"/>cout &lt;&lt; "Граф не связан или пересвязан" &lt;&lt; endl;return 1;}</text:span></text:p>
      <text:p text:style-name="P19"><text:span text:style-name="T25"><text:s text:c="4"/>if (Cyclic()) {</text:span></text:p>
      <text:p text:style-name="P19"><text:span text:style-name="T25"><text:s text:c="8"/>cout &lt;&lt; "Граф содержит циклы" &lt;&lt; endl;return 1;}</text:span></text:p>
      <text:p text:style-name="P19"><text:span text:style-name="T25"><text:s text:c="4"/>if (startNodes.empty() || endNodes.empty()) {</text:span></text:p>
      <text:p text:style-name="P19"><text:span text:style-name="T25"><text:s text:c="8"/>cout &lt;&lt; "Отсутствуют стартовые или завершающие узлы" &lt;&lt; endl; <text:s text:c="2"/>return 1;}</text:span></text:p>
      <text:p text:style-name="P19"><text:span text:style-name="T25"><text:s text:c="4"/>all_work(startNodes);</text:span></text:p>
      <text:p text:style-name="P19"><text:span text:style-name="T25"><text:s text:c="4"/>return 0;</text:span></text:p>
      <text:p text:style-name="P19"><text:span text:style-name="T25">}</text:span></text:p>
      <text:p text:style-name="P17"/>
      <text:p text:style-name="P10"><text:span text:style-name="T9">Протокол</text:span><text:span text:style-name="T8"> </text:span><text:span text:style-name="T9">работы</text:span><text:span text:style-name="T8"> </text:span><text:span text:style-name="T9">программы</text:span></text:p>
      <text:p text:style-name="P22"><text:span text:style-name="T11">Тестирование</text:span><text:span text:style-name="T13">:</text:span></text:p>
      <text:p text:style-name="P22"><text:span text:style-name="T22">user@user-GF63-Thin-11UD:~$ ./krkp config1.xml</text:span></text:p>
      <text:p text:style-name="P22"><text:span text:style-name="T22">JOB: 1</text:span></text:p>
      <text:p text:style-name="P22"><text:span text:style-name="T22">not job</text:span></text:p>
      <text:p text:style-name="P22"><text:span text:style-name="T22">JOB: 2</text:span></text:p>
      <text:p text:style-name="P22"><text:span text:style-name="T22">22</text:span></text:p>
      <text:p text:style-name="P22"><text:span text:style-name="T22">JOB: 2</text:span></text:p>
      <text:p text:style-name="P22"><text:span text:style-name="T22">22</text:span></text:p>
      <text:p text:style-name="P22"><text:span text:style-name="T22">JOB: 3</text:span></text:p>
      <text:p text:style-name="P22"><text:span text:style-name="T22">Введите число: 7</text:span></text:p>
      <text:p text:style-name="P22"><text:span text:style-name="T22">7</text:span></text:p>
      <text:p text:style-name="P22"><text:soft-page-break/><text:span text:style-name="T23">Strace: </text:span></text:p>
      <text:p text:style-name="P20"><text:span text:style-name="T17">user@user-GF63-Thin-11UD:~$ strace ./kp</text:span></text:p>
      <text:p text:style-name="P20"><text:span text:style-name="T17">execve("./krkp", ["./krkp"], 0x7ffd0c714dc0 /* 58 vars */) = 0</text:span></text:p>
      <text:p text:style-name="P20"><text:span text:style-name="T17">brk(NULL) <text:s text:c="30"/>= 0x55b9809d4000</text:span></text:p>
      <text:p text:style-name="P20"><text:span text:style-name="T17">arch_prctl(0x3001 /* ARCH_??? */, 0x7fffae68d4b0) = -1 EINVAL (Недопустимый аргумент)</text:span></text:p>
      <text:p text:style-name="P20"><text:span text:style-name="T17">access("/etc/ld.so.preload", R_OK) <text:s text:c="5"/>= -1 ENOENT (Нет такого файла или каталога)</text:span></text:p>
      <text:p text:style-name="P20"><text:span text:style-name="T17">openat(AT_FDCWD, "/etc/ld.so.cache", O_RDONLY|O_CLOEXEC) = 3</text:span></text:p>
      <text:p text:style-name="P20"><text:span text:style-name="T17">fstat(3, {st_mode=S_IFREG|0644, st_size=69882, ...}) = 0</text:span></text:p>
      <text:p text:style-name="P20"><text:span text:style-name="T17">mmap(NULL, 69882, PROT_READ, MAP_PRIVATE, 3, 0) = 0x7fc4425e7000</text:span></text:p>
      <text:p text:style-name="P20"><text:span text:style-name="T17">close(3) <text:s text:c="31"/>= 0</text:span></text:p>
      <text:p text:style-name="P20"><text:span text:style-name="T17">openat(AT_FDCWD, "/lib/x86_64-linux-gnu/libstdc++.so.6", O_RDONLY|O_CLOEXEC) = 3</text:span></text:p>
      <text:p text:style-name="P20"><text:span text:style-name="T17">read(3, "\177ELF\2\1\1\3\0\0\0\0\0\0\0\0\3\0&gt;\0\1\0\0\0 \341\t\0\0\0\0\0"..., 832) = 832</text:span></text:p>
      <text:p text:style-name="P20"><text:span text:style-name="T17">fstat(3, {st_mode=S_IFREG|0644, st_size=1956992, ...}) = 0</text:span></text:p>
      <text:p text:style-name="P20"><text:span text:style-name="T17">mmap(NULL, 8192, PROT_READ|PROT_WRITE, MAP_PRIVATE|MAP_ANONYMOUS, -1, 0) = 0x7fc4425e5000</text:span></text:p>
      <text:p text:style-name="P20"><text:span text:style-name="T17">mmap(NULL, 1972224, PROT_READ, MAP_PRIVATE|MAP_DENYWRITE, 3, 0) = 0x7fc442403000</text:span></text:p>
      <text:p text:style-name="P20"><text:span text:style-name="T17">mprotect(0x7fc442499000, 1290240, PROT_NONE) = 0</text:span></text:p>
      <text:p text:style-name="P20"><text:span text:style-name="T17">mmap(0x7fc442499000, 987136, PROT_READ|PROT_EXEC, MAP_PRIVATE|MAP_FIXED|MAP_DENYWRITE, 3, 0x96000) = 0x7fc442499000</text:span></text:p>
      <text:p text:style-name="P20"><text:span text:style-name="T17">mmap(0x7fc44258a000, 299008, PROT_READ, MAP_PRIVATE|MAP_FIXED|MAP_DENYWRITE, 3, 0x187000) = 0x7fc44258a000</text:span></text:p>
      <text:p text:style-name="P20"><text:span text:style-name="T17">mmap(0x7fc4425d4000, 57344, PROT_READ|PROT_WRITE, MAP_PRIVATE|MAP_FIXED|MAP_DENYWRITE, 3, 0x1d0000) = 0x7fc4425d4000</text:span></text:p>
      <text:p text:style-name="P20"><text:span text:style-name="T17">mmap(0x7fc4425e2000, 10240, PROT_READ|PROT_WRITE, MAP_PRIVATE|MAP_FIXED|MAP_ANONYMOUS, -1, 0) = 0x7fc4425e2000</text:span></text:p>
      <text:p text:style-name="P20"><text:span text:style-name="T17">close(3) <text:s text:c="31"/>= 0</text:span></text:p>
      <text:p text:style-name="P20"><text:span text:style-name="T17">openat(AT_FDCWD, "/lib/x86_64-linux-gnu/libgcc_s.so.1", O_RDONLY|O_CLOEXEC) = 3</text:span></text:p>
      <text:p text:style-name="P20"><text:span text:style-name="T17">read(3, "\177ELF\2\1\1\0\0\0\0\0\0\0\0\0\3\0&gt;\0\1\0\0\0\3405\0\0\0\0\0\0"..., 832) = 832</text:span></text:p>
      <text:p text:style-name="P20"><text:span text:style-name="T17">fstat(3, {st_mode=S_IFREG|0644, st_size=104984, ...}) = 0</text:span></text:p>
      <text:p text:style-name="P20"><text:span text:style-name="T17">mmap(NULL, 107592, PROT_READ, MAP_PRIVATE|MAP_DENYWRITE, 3, 0) = 0x7fc4423e8000</text:span></text:p>
      <text:p text:style-name="P20"><text:span text:style-name="T17">mmap(0x7fc4423eb000, 73728, PROT_READ|PROT_EXEC, MAP_PRIVATE|MAP_FIXED|MAP_DENYWRITE, 3, 0x3000) = 0x7fc4423eb000</text:span></text:p>
      <text:p text:style-name="P20"><text:span text:style-name="T17">mmap(0x7fc4423fd000, 16384, PROT_READ, MAP_PRIVATE|MAP_FIXED|MAP_DENYWRITE, 3, 0x15000) = 0x7fc4423fd000</text:span></text:p>
      <text:p text:style-name="P20"><text:span text:style-name="T17">mmap(0x7fc442401000, 8192, PROT_READ|PROT_WRITE, MAP_PRIVATE|MAP_FIXED|MAP_DENYWRITE, 3, 0x18000) = 0x7fc442401000</text:span></text:p>
      <text:p text:style-name="P20"><text:span text:style-name="T17">close(3) <text:s text:c="31"/>= 0</text:span></text:p>
      <text:p text:style-name="P20"><text:span text:style-name="T17">openat(AT_FDCWD, "/lib/x86_64-linux-gnu/libc.so.6", O_RDONLY|O_CLOEXEC) = 3</text:span></text:p>
      <text:p text:style-name="P20"><text:span text:style-name="T17">read(3, "\177ELF\2\1\1\3\0\0\0\0\0\0\0\0\3\0&gt;\0\1\0\0\0\300A\2\0\0\0\0\0"..., 832) = 832</text:span></text:p>
      <text:p text:style-name="P20"><text:soft-page-break/><text:span text:style-name="T17">pread64(3, "\6\0\0\0\4\0\0\0@\0\0\0\0\0\0\0@\0\0\0\0\0\0\0@\0\0\0\0\0\0\0"..., 784, 64) = 784</text:span></text:p>
      <text:p text:style-name="P20"><text:span text:style-name="T17">pread64(3, "\4\0\0\0\20\0\0\0\5\0\0\0GNU\0\2\0\0\300\4\0\0\0\3\0\0\0\0\0\0\0", 32, 848) = 32</text:span></text:p>
      <text:p text:style-name="P20"><text:span text:style-name="T17">pread64(3, "\4\0\0\0\24\0\0\0\3\0\0\0GNU\0\356\276]_K`\213\212S\354Dkc\230\33\272"..., 68, 880) = 68</text:span></text:p>
      <text:p text:style-name="P20"><text:span text:style-name="T17">fstat(3, {st_mode=S_IFREG|0755, st_size=2029592, ...}) = 0</text:span></text:p>
      <text:p text:style-name="P20"><text:span text:style-name="T17">pread64(3, "\6\0\0\0\4\0\0\0@\0\0\0\0\0\0\0@\0\0\0\0\0\0\0@\0\0\0\0\0\0\0"..., 784, 64) = 784</text:span></text:p>
      <text:p text:style-name="P20"><text:span text:style-name="T17">pread64(3, "\4\0\0\0\20\0\0\0\5\0\0\0GNU\0\2\0\0\300\4\0\0\0\3\0\0\0\0\0\0\0", 32, 848) = 32</text:span></text:p>
      <text:p text:style-name="P20"><text:span text:style-name="T17">pread64(3, "\4\0\0\0\24\0\0\0\3\0\0\0GNU\0\356\276]_K`\213\212S\354Dkc\230\33\272"..., 68, 880) = 68</text:span></text:p>
      <text:p text:style-name="P20"><text:span text:style-name="T17">mmap(NULL, 2037344, PROT_READ, MAP_PRIVATE|MAP_DENYWRITE, 3, 0) = 0x7fc4421f6000</text:span></text:p>
      <text:p text:style-name="P20"><text:span text:style-name="T17">mmap(0x7fc442218000, 1540096, PROT_READ|PROT_EXEC, MAP_PRIVATE|MAP_FIXED|MAP_DENYWRITE, 3, 0x22000) = 0x7fc442218000</text:span></text:p>
      <text:p text:style-name="P20"><text:span text:style-name="T17">mmap(0x7fc442390000, 319488, PROT_READ, MAP_PRIVATE|MAP_FIXED|MAP_DENYWRITE, 3, 0x19a000) = 0x7fc442390000</text:span></text:p>
      <text:p text:style-name="P20"><text:span text:style-name="T17">mmap(0x7fc4423de000, 24576, PROT_READ|PROT_WRITE, MAP_PRIVATE|MAP_FIXED|MAP_DENYWRITE, 3, 0x1e7000) = 0x7fc4423de000</text:span></text:p>
      <text:p text:style-name="P20"><text:span text:style-name="T17">mmap(0x7fc4423e4000, 13920, PROT_READ|PROT_WRITE, MAP_PRIVATE|MAP_FIXED|MAP_ANONYMOUS, -1, 0) = 0x7fc4423e4000</text:span></text:p>
      <text:p text:style-name="P20"><text:span text:style-name="T17">close(3) <text:s text:c="31"/>= 0</text:span></text:p>
      <text:p text:style-name="P20"><text:span text:style-name="T17">openat(AT_FDCWD, "/lib/x86_64-linux-gnu/libm.so.6", O_RDONLY|O_CLOEXEC) = 3</text:span></text:p>
      <text:p text:style-name="P20"><text:span text:style-name="T17">read(3, "\177ELF\2\1\1\3\0\0\0\0\0\0\0\0\3\0&gt;\0\1\0\0\0\300\323\0\0\0\0\0\0"..., 832) = 832</text:span></text:p>
      <text:p text:style-name="P20"><text:span text:style-name="T17">fstat(3, {st_mode=S_IFREG|0644, st_size=1369384, ...}) = 0</text:span></text:p>
      <text:p text:style-name="P20"><text:span text:style-name="T17">mmap(NULL, 1368336, PROT_READ, MAP_PRIVATE|MAP_DENYWRITE, 3, 0) = 0x7fc4420a7000</text:span></text:p>
      <text:p text:style-name="P20"><text:span text:style-name="T17">mmap(0x7fc4420b4000, 684032, PROT_READ|PROT_EXEC, MAP_PRIVATE|MAP_FIXED|MAP_DENYWRITE, 3, 0xd000) = 0x7fc4420b4000</text:span></text:p>
      <text:p text:style-name="P20"><text:span text:style-name="T17">mmap(0x7fc44215b000, 626688, PROT_READ, MAP_PRIVATE|MAP_FIXED|MAP_DENYWRITE, 3, 0xb4000) = 0x7fc44215b000</text:span></text:p>
      <text:p text:style-name="P20"><text:span text:style-name="T17">mmap(0x7fc4421f4000, 8192, PROT_READ|PROT_WRITE, MAP_PRIVATE|MAP_FIXED|MAP_DENYWRITE, 3, 0x14c000) = 0x7fc4421f4000</text:span></text:p>
      <text:p text:style-name="P20"><text:span text:style-name="T17">close(3) <text:s text:c="31"/>= 0</text:span></text:p>
      <text:p text:style-name="P20"><text:span text:style-name="T17">mmap(NULL, 8192, PROT_READ|PROT_WRITE, MAP_PRIVATE|MAP_ANONYMOUS, -1, 0) = 0x7fc4420a5000</text:span></text:p>
      <text:p text:style-name="P20"><text:span text:style-name="T17">arch_prctl(ARCH_SET_FS, 0x7fc4420a6100) = 0</text:span></text:p>
      <text:p text:style-name="P20"><text:span text:style-name="T17">mprotect(0x7fc4423de000, 16384, PROT_READ) = 0</text:span></text:p>
      <text:p text:style-name="P20"><text:span text:style-name="T17">mprotect(0x7fc4421f4000, 4096, PROT_READ) = 0</text:span></text:p>
      <text:p text:style-name="P20"><text:span text:style-name="T17">mprotect(0x7fc442401000, 4096, PROT_READ) = 0</text:span></text:p>
      <text:p text:style-name="P20"><text:span text:style-name="T17">mmap(NULL, 8192, PROT_READ|PROT_WRITE, MAP_PRIVATE|MAP_ANONYMOUS, -1, 0) = 0x7fc4420a3000</text:span></text:p>
      <text:p text:style-name="P20"><text:soft-page-break/><text:span text:style-name="T17">mprotect(0x7fc4425d4000, 45056, PROT_READ) = 0</text:span></text:p>
      <text:p text:style-name="P20"><text:span text:style-name="T17">mprotect(0x55b97f092000, 4096, PROT_READ) = 0</text:span></text:p>
      <text:p text:style-name="P20"><text:span text:style-name="T17">mprotect(0x7fc442626000, 4096, PROT_READ) = 0</text:span></text:p>
      <text:p text:style-name="P20"><text:span text:style-name="T17">munmap(0x7fc4425e7000, 69882) <text:s text:c="10"/>= 0</text:span></text:p>
      <text:p text:style-name="P20"><text:span text:style-name="T17">brk(NULL) <text:s text:c="30"/>= 0x55b9809d4000</text:span></text:p>
      <text:p text:style-name="P20"><text:span text:style-name="T17">brk(0x55b9809f5000) <text:s text:c="20"/>= 0x55b9809f5000</text:span></text:p>
      <text:p text:style-name="P20"><text:span text:style-name="T17">openat(AT_FDCWD, "config1.xml", O_RDONLY) = 3</text:span></text:p>
      <text:p text:style-name="P20"><text:span text:style-name="T17">read(3, "&lt;\"NODE=1\nJOB=F7\nNODE=2\nJOB=F2\nNO"..., 8191) = 142</text:span></text:p>
      <text:p text:style-name="P20"><text:span text:style-name="T17">read(3, "", 8191) <text:s text:c="22"/>= 0</text:span></text:p>
      <text:p text:style-name="P20"><text:span text:style-name="T17">close(3) <text:s text:c="31"/>= 0</text:span></text:p>
      <text:p text:style-name="P20"><text:span text:style-name="T17">fstat(1, {st_mode=S_IFCHR|0620, st_rdev=makedev(0x88, 0), ...}) = 0</text:span></text:p>
      <text:p text:style-name="P20"><text:span text:style-name="T17">write(1, "JOB: 1\n", 7JOB: 1</text:span></text:p>
      <text:p text:style-name="P20"><text:span text:style-name="T17">) <text:s text:c="16"/>= 7</text:span></text:p>
      <text:p text:style-name="P20"><text:span text:style-name="T17">write(1, "not job\n", 8not job</text:span></text:p>
      <text:p text:style-name="P20"><text:span text:style-name="T17">) <text:s text:c="15"/>= 8</text:span></text:p>
      <text:p text:style-name="P20"><text:span text:style-name="T17">write(1, "JOB: 2\n", 7JOB: 2</text:span></text:p>
      <text:p text:style-name="P20"><text:span text:style-name="T17">) <text:s text:c="16"/>= 7</text:span></text:p>
      <text:p text:style-name="P20"><text:span text:style-name="T17">write(1, "22\n", 322</text:span></text:p>
      <text:p text:style-name="P20"><text:span text:style-name="T17">) <text:s text:c="20"/>= 3</text:span></text:p>
      <text:p text:style-name="P20"><text:span text:style-name="T17">write(1, "JOB: 2\n", 7JOB: 2</text:span></text:p>
      <text:p text:style-name="P20"><text:span text:style-name="T17">) <text:s text:c="16"/>= 7</text:span></text:p>
      <text:p text:style-name="P20"><text:span text:style-name="T17">write(1, "22\n", 322</text:span></text:p>
      <text:p text:style-name="P20"><text:span text:style-name="T17">) <text:s text:c="20"/>= 3</text:span></text:p>
      <text:p text:style-name="P20"><text:span text:style-name="T17">write(1, "JOB: 3\n", 7JOB: 3</text:span></text:p>
      <text:p text:style-name="P20"><text:span text:style-name="T17">) <text:s text:c="16"/>= 7</text:span></text:p>
      <text:p text:style-name="P20"><text:span text:style-name="T17">write(1, "\320\222\320\262\320\265\320\264\320\270\321\202\320\265 \321\207\320\270\321\201\320\273\320\276: ", 27Введите число: ) = 27</text:span></text:p>
      <text:p text:style-name="P20"><text:span text:style-name="T17">fstat(0, {st_mode=S_IFCHR|0620, st_rdev=makedev(0x88, 0), ...}) = 0</text:span></text:p>
      <text:p text:style-name="P20"><text:span text:style-name="T17">read(0, </text:span></text:p>
      <text:p text:style-name="P10"><text:span text:style-name="T9">Вывод</text:span></text:p>
      <text:p text:style-name="Standard"><text:span text:style-name="T27">В результате выполнения этого практического задания я узнал, что такое файлы конфигурации </text:span><text:span text:style-name="T29">xml</text:span><text:span text:style-name="T27">, научился с ними работать. Кроме того, научился создавать </text:span><text:span text:style-name="T28">Dag </text:span><text:span text:style-name="T27">джобов. Запускать эти джобы. 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none" style:letter-kerning="fals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none" style:letter-kerning="fals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лья Ларин</meta:initial-creator>
    <meta:editing-cycles>3</meta:editing-cycles>
    <meta:creation-date>2023-12-28T21:14:00</meta:creation-date>
    <dc:date>2024-01-05T16:14:46.588388079</dc:date>
    <meta:editing-duration>PT1H26M2S</meta:editing-duration>
    <meta:generator>LibreOffice/6.4.7.2$Linux_X86_64 LibreOffice_project/40$Build-2</meta:generator>
    <meta:document-statistic meta:table-count="0" meta:image-count="0" meta:object-count="0" meta:page-count="11" meta:paragraph-count="285" meta:word-count="1196" meta:character-count="11687" meta:non-whitespace-character-count="91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